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2" svg:font-family="Consolas" style:font-family-generic="roman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3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334f"/>
    </style:style>
    <style:style style:name="P2" style:family="paragraph" style:parent-style-name="Standard">
      <style:text-properties officeooo:rsid="000f36bb" officeooo:paragraph-rsid="000f36bb"/>
    </style:style>
    <style:style style:name="P3" style:family="paragraph" style:parent-style-name="Standard">
      <style:text-properties officeooo:rsid="001202a0" officeooo:paragraph-rsid="0011334f"/>
    </style:style>
    <style:style style:name="P4" style:family="paragraph" style:parent-style-name="Standard">
      <style:text-properties officeooo:rsid="001202a0" officeooo:paragraph-rsid="0011334f"/>
    </style:style>
    <style:style style:name="P5" style:family="paragraph" style:parent-style-name="Standard">
      <style:text-properties officeooo:rsid="001202a0" officeooo:paragraph-rsid="00198552"/>
    </style:style>
    <style:style style:name="P6" style:family="paragraph" style:parent-style-name="Standard">
      <style:text-properties officeooo:rsid="001202a0" officeooo:paragraph-rsid="001e8193"/>
    </style:style>
    <style:style style:name="P7" style:family="paragraph" style:parent-style-name="Standard">
      <style:text-properties fo:color="#b3b3b3" officeooo:rsid="001202a0" officeooo:paragraph-rsid="00198552"/>
    </style:style>
    <style:style style:name="P8" style:family="paragraph" style:parent-style-name="Standard">
      <style:text-properties fo:color="#b3b3b3" officeooo:rsid="001202a0" officeooo:paragraph-rsid="001ac98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334f"/>
    </style:style>
    <style:style style:name="T2" style:family="text">
      <style:text-properties officeooo:rsid="001202a0"/>
    </style:style>
    <style:style style:name="T3" style:family="text">
      <style:text-properties style:font-name="Consolas2" fo:font-size="11pt" style:font-size-asian="11pt"/>
    </style:style>
    <style:style style:name="T4" style:family="text">
      <style:text-properties style:font-name="Consolas2" fo:font-size="11pt" officeooo:rsid="00198552" style:font-size-asian="11pt"/>
    </style:style>
    <style:style style:name="T5" style:family="text">
      <style:text-properties style:font-name="Consolas2" fo:font-size="11pt" officeooo:rsid="001ac98e" style:font-size-asian="11pt"/>
    </style:style>
    <style:style style:name="T6" style:family="text">
      <style:text-properties style:font-name="Consolas2" fo:font-size="11pt" officeooo:rsid="001cb8a0" style:font-size-asian="11pt"/>
    </style:style>
    <style:style style:name="T7" style:family="text">
      <style:text-properties style:font-name="Consolas2" fo:font-size="11pt" officeooo:rsid="001e8193" style:font-size-asian="11pt"/>
    </style:style>
    <style:style style:name="T8" style:family="text">
      <style:text-properties style:font-name="Consolas2" fo:font-size="11pt" officeooo:rsid="001f0751" style:font-size-asian="11pt"/>
    </style:style>
    <style:style style:name="T9" style:family="text">
      <style:text-properties officeooo:rsid="00198552"/>
    </style:style>
    <style:style style:name="T10" style:family="text"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letter-kerning="true" style:font-name-asian="Consolas" style:font-size-asian="11pt" style:font-style-asian="normal" style:font-weight-asian="normal" style:font-name-complex="Consola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P2">The Board object's states are determined by the behavior of the tiles. The board changes states following the states of all its 64 tiles.</text:p>
      <text:p text:style-name="P1"><text:span text:style-name="T1">Here </text:span><text:span text:style-name="T2">are </text:span><text:span text:style-name="T1">the </text:span><text:span text:style-name="T2">states of the board:</text:span></text:p>
      <text:p text:style-name="P3"/>
      <text:p text:style-name="P3"><draw:g text:anchor-type="paragraph" draw:z-index="0" draw:style-name="gr1"><draw:custom-shape draw:style-name="gr2" draw:text-style-name="P11" svg:width="5.7cm" svg:height="2.4cm" svg:x="12.599cm" svg:y="0.002cm"><text:p text:style-name="P10"><text:span text:style-name="T10">Behavior_InTransition</text:span></text:p><draw:enhanced-geometry svg:viewBox="0 0 21600 21600" draw:type="rectangle" draw:enhanced-path="M 0 0 L 21600 0 21600 21600 0 21600 0 0 Z N"/></draw:custom-shape><draw:custom-shape draw:style-name="gr2" draw:text-style-name="P11" svg:width="5.7cm" svg:height="2.401cm" svg:x="12.599cm" svg:y="17.101cm"><text:p text:style-name="P10"><text:span text:style-name="T10">Behavior_SwappingBack</text:span></text:p><draw:enhanced-geometry svg:viewBox="0 0 21600 21600" draw:type="rectangle" draw:enhanced-path="M 0 0 L 21600 0 21600 21600 0 21600 0 0 Z N"/></draw:custom-shape><draw:custom-shape draw:style-name="gr2" draw:text-style-name="P11" svg:width="3.901cm" svg:height="2.4cm" svg:x="0cm" svg:y="8.102cm"><text:p text:style-name="P10"><text:span text:style-name="T10">Behavior_Stable</text:span></text:p><draw:enhanced-geometry svg:viewBox="0 0 21600 21600" draw:type="rectangle" draw:enhanced-path="M 0 0 L 21600 0 21600 21600 0 21600 0 0 Z N"/></draw:custom-shape><draw:line draw:style-name="gr3" draw:text-style-name="P12" svg:x1="3.999cm" svg:y1="9.401cm" svg:x2="12.999cm" svg:y2="9.401cm"><text:p/></draw:line><draw:custom-shape draw:style-name="gr4" draw:text-style-name="P14" svg:width="4.8cm" svg:height="2.001cm" svg:x="6.2cm" svg:y="8.402cm"><text:p text:style-name="P13"><text:span text:style-name="T11">Click on a second tile</text:span></text:p><draw:enhanced-geometry svg:viewBox="0 0 21600 21600" draw:type="rectangle" draw:enhanced-path="M 0 0 L 21600 0 21600 21600 0 21600 0 0 Z N"/></draw:custom-shape><draw:line draw:style-name="gr5" draw:text-style-name="P12" svg:x1="15.599cm" svg:y1="17.101cm" svg:x2="15.499cm" svg:y2="2.401cm"><text:p/></draw:line><draw:custom-shape draw:style-name="gr2" draw:text-style-name="P11" svg:width="5.1cm" svg:height="2.401cm" svg:x="13cm" svg:y="8.301cm"><text:p text:style-name="P10"><text:span text:style-name="T10"><text:s text:c="2"/></text:span><text:span text:style-name="T10">Behavior_Swapping</text:span></text:p><draw:enhanced-geometry svg:viewBox="0 0 21600 21600" draw:type="rectangle" draw:enhanced-path="M 0 0 L 21600 0 21600 21600 0 21600 0 0 Z N"/></draw:custom-shape><draw:custom-shape draw:style-name="gr4" draw:text-style-name="P14" svg:width="4.201cm" svg:height="1.301cm" svg:x="13.499cm" svg:y="12.801cm"><text:p text:style-name="P13"><text:span text:style-name="T11">Neither of the two swapped tiles</text:span></text:p><text:p text:style-name="P13"><text:span text:style-name="T11"><text:s/></text:span><text:span text:style-name="T11">can be matched in its new position</text:span></text:p><draw:enhanced-geometry svg:viewBox="0 0 21600 21600" draw:type="rectangle" draw:enhanced-path="M 0 0 L 21600 0 21600 21600 0 21600 0 0 Z N"/></draw:custom-shape><draw:custom-shape draw:style-name="gr4" draw:text-style-name="P14" svg:width="5.901cm" svg:height="1.401cm" svg:x="12.599cm" svg:y="4.802cm"><text:p text:style-name="P13"><text:span text:style-name="T11">At least one of the swapped tiles</text:span></text:p><text:p text:style-name="P13"><text:span text:style-name="T11">can be matched in its new position</text:span></text:p><draw:enhanced-geometry svg:viewBox="0 0 21600 21600" draw:type="rectangle" draw:enhanced-path="M 0 0 L 21600 0 21600 21600 0 21600 0 0 Z N"/></draw:custom-shape><draw:line draw:style-name="gr6" draw:text-style-name="P12" svg:x1="12.499cm" svg:y1="18.101cm" svg:x2="2.899cm" svg:y2="10.701cm"><text:p/></draw:line><draw:custom-shape draw:style-name="gr4" draw:text-style-name="P14" svg:width="6cm" svg:height="1.202cm" svg:x="4.9cm" svg:y="13.801cm"><text:p text:style-name="P13"><text:span text:style-name="T11">The swapped tiles are back to their </text:span></text:p><text:p text:style-name="P13"><text:span text:style-name="T11">original position</text:span></text:p><draw:enhanced-geometry svg:viewBox="0 0 21600 21600" draw:type="rectangle" draw:enhanced-path="M 0 0 L 21600 0 21600 21600 0 21600 0 0 Z N"/></draw:custom-shape><draw:line draw:style-name="gr6" draw:text-style-name="P12" svg:x1="12.499cm" svg:y1="1.301cm" svg:x2="2.899cm" svg:y2="8.001cm"><text:p/></draw:line><draw:custom-shape draw:style-name="gr4" draw:text-style-name="P14" svg:width="6.201cm" svg:height="0.8cm" svg:x="5.2cm" svg:y="3.902cm"><text:p text:style-name="P13"><text:span text:style-name="T11">All 64 tiles are resting in </text:span></text:p><text:p text:style-name="P13"><text:span text:style-name="T11">their positions</text:span></text:p><draw:enhanced-geometry svg:viewBox="0 0 21600 21600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1" draw:style-name="gr1"><draw:custom-shape draw:style-name="gr2" draw:text-style-name="P11" svg:width="4.201cm" svg:height="2.4cm" svg:x="14.399cm" svg:y="0cm"><text:p text:style-name="P10"><text:span text:style-name="T10">Behavior_Moving</text:span></text:p><draw:enhanced-geometry svg:viewBox="0 0 21600 21600" draw:type="rectangle" draw:enhanced-path="M 0 0 L 21600 0 21600 21600 0 21600 0 0 Z N"/></draw:custom-shape><draw:custom-shape draw:style-name="gr2" draw:text-style-name="P11" svg:width="5.702cm" svg:height="2.401cm" svg:x="12.499cm" svg:y="15.799cm"><text:p text:style-name="P10"><text:span text:style-name="T10">Behavior_Swapping</text:span></text:p><draw:enhanced-geometry svg:viewBox="0 0 21600 21600" draw:type="rectangle" draw:enhanced-path="M 0 0 L 21600 0 21600 21600 0 21600 0 0 Z N"/></draw:custom-shape><draw:custom-shape draw:style-name="gr2" draw:text-style-name="P11" svg:width="3.901cm" svg:height="2.4cm" svg:x="0cm" svg:y="8.1cm"><text:p text:style-name="P10"><text:span text:style-name="T10">Behavior_Resting</text:span></text:p><draw:enhanced-geometry svg:viewBox="0 0 21600 21600" draw:type="rectangle" draw:enhanced-path="M 0 0 L 21600 0 21600 21600 0 21600 0 0 Z N"/></draw:custom-shape><draw:line draw:style-name="gr3" draw:text-style-name="P12" svg:x1="14.102cm" svg:y1="9.397cm" svg:x2="19.202cm" svg:y2="9.297cm"><text:p/></draw:line><draw:custom-shape draw:style-name="gr4" draw:text-style-name="P14" svg:width="3.301cm" svg:height="0.5cm" svg:x="14.9cm" svg:y="9.1cm"><text:p text:style-name="P13"><text:span text:style-name="T11">After some ti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svg:width="4.7cm" svg:height="2.4cm" svg:x="9.4cm" svg:y="8.1cm"><text:p text:style-name="P10"><text:span text:style-name="T10"><text:s/></text:span><text:span text:style-name="T10">Behavior_Destroying</text:span></text:p><draw:enhanced-geometry svg:viewBox="0 0 21600 21600" draw:mirror-horizontal="false" draw:mirror-vertical="false" draw:type="rectangle" draw:enhanced-path="M 0 0 L 21600 0 21600 21600 0 21600 0 0 Z N"/></draw:custom-shape><draw:line draw:style-name="gr6" draw:text-style-name="P12" svg:x1="12.499cm" svg:y1="17.699cm" svg:x2="1.299cm" svg:y2="10.499cm"><text:p/></draw:line><draw:line draw:style-name="gr6" draw:text-style-name="P12" svg:x1="14.401cm" svg:y1="0.497cm" svg:x2="1.901cm" svg:y2="7.997cm"><text:p/></draw:line><draw:custom-shape draw:style-name="gr4" draw:text-style-name="P14" svg:width="2.901cm" svg:height="0.701cm" svg:x="8.599cm" svg:y="2.699cm"><text:p text:style-name="P13"><text:span text:style-name="T11">Tile gets to the</text:span></text:p><text:p text:style-name="P13"><text:span text:style-name="T11">free posi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svg:width="6.899cm" svg:height="2.4cm" svg:x="19.2cm" svg:y="8.1cm"><text:p text:style-name="P10"><text:span text:style-name="T10">Behavior_WaitingToGoIntoBoard</text:span></text:p><draw:enhanced-geometry svg:viewBox="0 0 21600 21600" draw:type="rectangle" draw:enhanced-path="M 0 0 L 21600 0 21600 21600 0 21600 0 0 Z N"/></draw:custom-shape><draw:line draw:style-name="gr3" draw:text-style-name="P12" svg:x1="3.899cm" svg:y1="9.397cm" svg:x2="9.399cm" svg:y2="9.297cm"><text:p/></draw:line><draw:custom-shape draw:style-name="gr4" draw:text-style-name="P14" svg:width="3.701cm" svg:height="0.5cm" svg:x="4.399cm" svg:y="9.1cm"><text:p text:style-name="P13"><text:span text:style-name="T11">Tile to be destructed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12" svg:x1="22.7cm" svg:y1="7.998cm" svg:x2="18.3cm" svg:y2="2.498cm"><text:p/></draw:line><draw:custom-shape draw:style-name="gr4" draw:text-style-name="P12" svg:width="5.4cm" svg:height="1.001cm" svg:x="17.9cm" svg:y="4.598cm"><text:p text:style-name="P13"><text:span text:style-name="T11">Position below tile is free</text:span></text:p><draw:enhanced-geometry svg:viewBox="0 0 21600 21600" draw:type="rectangle" draw:enhanced-path="M 0 0 L 21600 0 21600 21600 0 21600 0 0 Z N"/></draw:custom-shape><draw:line draw:style-name="gr7" draw:text-style-name="P12" svg:x1="3.899cm" svg:y1="8.7cm" svg:x2="14.899cm" svg:y2="2.4cm"><text:p/></draw:line><draw:line draw:style-name="gr7" draw:text-style-name="P12" svg:x1="3.927cm" svg:y1="10.1cm" svg:x2="13.499cm" svg:y2="15.8cm"><text:p/></draw:line><draw:custom-shape draw:style-name="gr4" draw:text-style-name="P14" svg:width="2.901cm" svg:height="0.802cm" svg:x="7.299cm" svg:y="5.599cm"><text:p text:style-name="P13"><text:span text:style-name="T11">Position below tile</text:span></text:p><text:p text:style-name="P13"><text:span text:style-name="T11">is fre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4" svg:width="2.901cm" svg:height="0.802cm" svg:x="6.399cm" svg:y="14.499cm"><text:p text:style-name="P13"><text:span text:style-name="T11">Tile finishes</text:span></text:p><text:p text:style-name="P13"><text:span text:style-name="T11">swapping</text:span></text:p><draw:enhanced-geometry svg:viewBox="0 0 21600 21600" draw:type="rectangle" draw:enhanced-path="M 0 0 L 21600 0 21600 21600 0 21600 0 0 Z N"/></draw:custom-shape><draw:custom-shape draw:style-name="gr4" draw:text-style-name="P14" svg:width="2.901cm" svg:height="0.802cm" svg:x="6.2cm" svg:y="11.799cm"><text:p text:style-name="P13"><text:span text:style-name="T11">Tile is to swap</text:span>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g text:anchor-type="paragraph" draw:z-index="2" draw:style-name="gr1"><draw:custom-shape draw:style-name="gr2" draw:text-style-name="P12" svg:width="5.802cm" svg:height="2.999cm" svg:x="9.201cm" svg:y="0cm"><text:p text:style-name="P13"><text:span text:style-name="T12">Object</text:span></text:p><draw:enhanced-geometry svg:viewBox="0 0 21600 21600" draw:type="rectangle" draw:enhanced-path="M 0 0 L 21600 0 21600 21600 0 21600 0 0 Z N"/></draw:custom-shape><draw:custom-shape draw:style-name="gr8" draw:text-style-name="P12" svg:width="3.102cm" svg:height="1.602cm" svg:x="0.101cm" svg:y="5.898cm"><text:p text:style-name="P13"><text:span text:style-name="T12">Game</text:span></text:p><draw:enhanced-geometry svg:viewBox="0 0 21600 21600" draw:type="rectangle" draw:enhanced-path="M 0 0 L 21600 0 21600 21600 0 21600 0 0 Z N"/></draw:custom-shape><draw:custom-shape draw:style-name="gr8" draw:text-style-name="P15" svg:width="4.7cm" svg:height="2.901cm" svg:x="14.902cm" svg:y="11cm"><text:p text:style-name="P10"><text:span text:style-name="T13">Intro</text:span></text:p><draw:enhanced-geometry svg:viewBox="0 0 21600 21600" draw:type="rectangle" draw:enhanced-path="M 0 0 L 21600 0 21600 21600 0 21600 0 0 Z N"/></draw:custom-shape><draw:custom-shape draw:style-name="gr8" draw:text-style-name="P15" svg:width="4.702cm" svg:height="2.901cm" svg:x="6.001cm" svg:y="10.499cm"><text:p text:style-name="P10"><text:span text:style-name="T13">Encouragement</text:span></text:p><draw:enhanced-geometry svg:viewBox="0 0 21600 21600" draw:type="rectangle" draw:enhanced-path="M 0 0 L 21600 0 21600 21600 0 21600 0 0 Z N"/></draw:custom-shape><draw:custom-shape draw:style-name="gr8" draw:text-style-name="P15" svg:width="4.7cm" svg:height="2.901cm" svg:x="0.002cm" svg:y="10.599cm"><text:p text:style-name="P10"><text:span text:style-name="T13">CountDown</text:span></text:p><draw:enhanced-geometry svg:viewBox="0 0 21600 21600" draw:type="rectangle" draw:enhanced-path="M 0 0 L 21600 0 21600 21600 0 21600 0 0 Z N"/></draw:custom-shape><draw:custom-shape draw:style-name="gr8" draw:text-style-name="P12" svg:width="4.702cm" svg:height="2.902cm" svg:x="13.7cm" svg:y="5.898cm"><text:p text:style-name="P13"><text:span text:style-name="T12">Score</text:span></text:p><draw:enhanced-geometry svg:viewBox="0 0 21600 21600" draw:type="rectangle" draw:enhanced-path="M 0 0 L 21600 0 21600 21600 0 21600 0 0 Z N"/></draw:custom-shape><draw:custom-shape draw:style-name="gr8" draw:text-style-name="P12" svg:width="2.701cm" svg:height="1.701cm" svg:x="6.401cm" svg:y="5.898cm"><text:p text:style-name="P13"><text:span text:style-name="T12">Board</text:span></text:p><draw:enhanced-geometry svg:viewBox="0 0 21600 21600" draw:type="rectangle" draw:enhanced-path="M 0 0 L 21600 0 21600 21600 0 21600 0 0 Z N"/></draw:custom-shape><draw:custom-shape draw:style-name="gr8" draw:text-style-name="P15" svg:width="4.7cm" svg:height="2.901cm" svg:x="0.002cm" svg:y="14.199cm"><text:p text:style-name="P10"><text:span text:style-name="T13">TimeCounter</text:span></text:p><draw:enhanced-geometry svg:viewBox="0 0 21600 21600" draw:type="rectangle" draw:enhanced-path="M 0 0 L 21600 0 21600 21600 0 21600 0 0 Z N"/></draw:custom-shape><draw:custom-shape draw:style-name="gr8" draw:text-style-name="P15" svg:width="4.702cm" svg:height="2.901cm" svg:x="6.001cm" svg:y="14cm"><text:p text:style-name="P10"><text:span text:style-name="T13">TimeOut</text:span></text:p><draw:enhanced-geometry svg:viewBox="0 0 21600 21600" draw:type="rectangle" draw:enhanced-path="M 0 0 L 21600 0 21600 21600 0 21600 0 0 Z N"/></draw:custom-shape><draw:line draw:style-name="gr9" draw:text-style-name="P12" svg:x1="8.301cm" svg:y1="5.799cm" svg:x2="10.801cm" svg:y2="3.099cm"><text:p/></draw:line><draw:line draw:style-name="gr9" draw:text-style-name="P12" svg:x1="3.801cm" svg:y1="5.799cm" svg:x2="6.301cm" svg:y2="3.099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text:span text:style-name="T4">5 – </text:span><text:span text:style-name="T8">Time line</text:span></text:p>
      <text:p text:style-name="P3"/>
      <text:p text:style-name="P3"/>
      <text:p text:style-name="P3"><text:span text:style-name="T3">Board::Behavior_Swapping</text:span></text:p>
      <text:p text:style-name="P8"><text:span text:style-name="T4">SpeedOfSwapping *Square::e_Width <text:s/></text:span><text:span text:style-name="T5">| </text:span><text:span text:style-name="T4">SpeedOfSwapping *Square::e_</text:span><text:span text:style-name="T5">Height</text:span><text:span text:style-name="T4"> </text:span></text:p>
      <text:p text:style-name="P7"><text:span text:style-name="T4">NbrOfFramesToWaitToCheckMatchesAfterSwap</text:span></text:p>
      <text:p text:style-name="P5"><text:span text:style-name="T6">Tile::</text:span><text:span text:style-name="T4">CheckMatches()</text:span></text:p>
      <text:p text:style-name="P6"><text:span text:style-name="T4">Score::Add </text:span><text:span text:style-name="T7">(</text:span><text:span text:style-name="T4">Destroy</text:span><text:span text:style-name="T7">)</text:span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onsolas2" svg:font-family="Consolas" style:font-family-generic="roman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3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3000 3000" svg:d="m1500 0 1500 3000h-3000zm0 447-1176 2353h235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50:08.45</meta:creation-date>
    <dc:date>2014-06-03T22:21:33.17</dc:date>
    <meta:editing-duration>PT3H40M56S</meta:editing-duration>
    <meta:editing-cycles>11</meta:editing-cycles>
    <meta:generator>LibreOffice/4.0.5.2$Windows_x86 LibreOffice_project/5464147a081647a250913f19c0715bca595af2f</meta:generator>
    <meta:document-statistic meta:table-count="0" meta:image-count="0" meta:object-count="0" meta:page-count="4" meta:paragraph-count="8" meta:word-count="44" meta:character-count="357" meta:non-whitespace-character-count="318"/>
  </office:meta>
</office:document-meta>
</file>